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Write a Program to add and subtract tow numbers.</text:span></text:p>
      <text:p text:style-name="Standard"><text:span text:style-name="T1">Ans:-</text:span></text:p>
      <text:p text:style-name="Standard">#include &lt;stdio.h&gt;</text:p>
      <text:p text:style-name="Standard">int main()</text:p>
      <text:p text:style-name="Standard">{</text:p>
      <text:p text:style-name="Standard">int first,second,add,subtract;</text:p>
      <text:p text:style-name="Standard">printf(”Enter first number\n”);</text:p>
      <text:p text:style-name="Standard">scanf(’%d”,&amp;first);</text:p>
      <text:p text:style-name="Standard">printf(”Enter second number\n”);</text:p>
      <text:p text:style-name="Standard">scanf(’%d”,&amp;second);</text:p>
      <text:p text:style-name="Standard">add=first + second;</text:p>
      <text:p text:style-name="Standard">subtract=first - second;</text:p>
      <text:p text:style-name="Standard">printf(”sum=%d\n”,add);</text:p>
      <text:p text:style-name="Standard">printf(”subtract=%d\n”,subtract);</text:p>
      <text:p text:style-name="Standard">return 0;</text:p>
      <text:p text:style-name="Standard">}</text:p>
      <text:p text:style-name="Standard"/>
      <text:p text:style-name="Standard"><text:span text:style-name="T1">2. Write a program to multiply and divide two numbers and print them in the form of equation (4*3=12, 8/4=2)</text:span></text:p>
      <text:p text:style-name="Standard"><text:span text:style-name="T1">Ans:-</text:span></text:p>
      <text:p text:style-name="Standard"><text:span text:style-name="T2">#include &lt;stdio.h&gt;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int first,second,multiply,divide;</text:span></text:p>
      <text:p text:style-name="Standard"><text:span text:style-name="T2">printf("Enter first number\n");</text:span></text:p>
      <text:p text:style-name="Standard"><text:span text:style-name="T2">scanf("%d",&amp;first);</text:span></text:p>
      <text:p text:style-name="Standard"><text:span text:style-name="T2">printf("Enter second number\n");</text:span></text:p>
      <text:p text:style-name="Standard"><text:span text:style-name="T2">scanf("%d",&amp;second);</text:span></text:p>
      <text:p text:style-name="Standard"><text:span text:style-name="T2">multiply=first * second;</text:span></text:p>
      <text:p text:style-name="Standard"><text:span text:style-name="T2">divide=first / second;</text:span></text:p>
      <text:p text:style-name="Standard"><text:soft-page-break/><text:span text:style-name="T2">printf("%d*%d=%d\n",first,second,multiply);</text:span></text:p>
      <text:p text:style-name="Standard"><text:span text:style-name="T2">printf("%d/%d=%d\n",first,second,divide);</text:span></text:p>
      <text:p text:style-name="Standard"><text:span text:style-name="T2">return 0;</text:span></text:p>
      <text:p text:style-name="Standard"><text:span text:style-name="T2">}</text:span></text:p>
      <text:p text:style-name="P1"/>
      <text:p text:style-name="Standard"><text:span text:style-name="T1">3. Write a program to find the square and cube of a given number</text:span></text:p>
      <text:p text:style-name="Standard"><text:span text:style-name="T1">Ans:-</text:span></text:p>
      <text:p text:style-name="Standard">#include&lt;stdio.h&gt;</text:p>
      <text:p text:style-name="Standard">int main()</text:p>
      <text:p text:style-name="Standard">{</text:p>
      <text:p text:style-name="Standard"><text:s text:c="4"/>int cube,square,num=2;</text:p>
      <text:p text:style-name="Standard"><text:s text:c="4"/>cube=num*num*num;</text:p>
      <text:p text:style-name="Standard"><text:s text:c="4"/>squre=num*num;</text:p>
      <text:p text:style-name="Standard"><text:s text:c="4"/>printf("Cube=%d\n",cube);</text:p>
      <text:p text:style-name="Standard"><text:s text:c="4"/>printf("square=%d\n",square);</text:p>
      <text:p text:style-name="Standard"><text:s text:c="4"/>return 0;</text:p>
      <text:p text:style-name="Standard">}</text:p>
      <text:p text:style-name="Standard"/>
      <text:p text:style-name="Standard"><text:span text:style-name="T1">4. Write a program to find the square root of a given number (use sqrt () function)</text:span></text:p>
      <text:p text:style-name="Standard"><text:span text:style-name="T1">Ans:-</text:span></text:p>
      <text:p text:style-name="Standard"><text:span text:style-name="T2">#include &lt;stdio.h&gt;</text:span></text:p>
      <text:p text:style-name="Standard"><text:span text:style-name="T2">#include &lt;math.h&gt;</text:span></text:p>
      <text:p text:style-name="Standard"/>
      <text:p text:style-name="Standard"><text:span text:style-name="T2">int main ()</text:span></text:p>
      <text:p text:style-name="Standard"><text:span text:style-name="T2">{</text:span></text:p>
      <text:p text:style-name="Standard"><text:span text:style-name="T2"><text:s text:c="3"/>printf("Square root of %lf is %lf\n", 4.0, sqrt(4.0) );</text:span></text:p>
      <text:p text:style-name="Standard"><text:span text:style-name="T2"><text:s text:c="3"/>printf("Square root of %lf is %lf\n", 5.0, sqrt(5.0) );</text:span></text:p>
      <text:p text:style-name="Standard"/>
      <text:p text:style-name="Standard"><text:span text:style-name="T2"><text:s text:c="3"/>return(0);</text:span></text:p>
      <text:p text:style-name="Standard"><text:span text:style-name="T2">}</text:span></text:p>
      <text:p text:style-name="Standard"><text:soft-page-break/><text:span text:style-name="T1">5. Write a program to find the area and perimeter of a square.</text:span></text:p>
      <text:p text:style-name="Standard"><text:span text:style-name="T1">Ans:-</text:span></text:p>
      <text:p text:style-name="Standard"><text:span text:style-name="T2">#include &lt;stdio.h&gt;</text:span></text:p>
      <text:p text:style-name="Standard"><text:span text:style-name="T2">#include &lt;math.h&gt;</text:span></text:p>
      <text:p text:style-name="Standard"/>
      <text:p text:style-name="Standard"><text:span text:style-name="T2">int main()</text:span></text:p>
      <text:p text:style-name="Standard"><text:span text:style-name="T2">{</text:span></text:p>
      <text:p text:style-name="Standard"><text:span text:style-name="T2">float side,perimeter,area;</text:span></text:p>
      <text:p text:style-name="Standard"><text:span text:style-name="T2">printf("enter side of square: ");</text:span></text:p>
      <text:p text:style-name="Standard"><text:span text:style-name="T2">scanf("%f",&amp;side);</text:span></text:p>
      <text:p text:style-name="Standard"><text:span text:style-name="T2">area = side * side;</text:span></text:p>
      <text:p text:style-name="Standard"><text:span text:style-name="T2">printf("\nArea of Square : %f\n", area);</text:span></text:p>
      <text:p text:style-name="Standard"><text:span text:style-name="T2">perimeter=4*side;</text:span></text:p>
      <text:p text:style-name="Standard"><text:span text:style-name="T2">printf("POS: %f\n",perimeter);</text:span></text:p>
      <text:p text:style-name="Standard"><text:span text:style-name="T2">return 0;</text:span></text:p>
      <text:p text:style-name="Standard"><text:span text:style-name="T2">}</text:span></text:p>
      <text:p text:style-name="P1"/>
      <text:p text:style-name="Standard"><text:span text:style-name="T1">6. Write a program to find the area and circumference of a circle</text:span></text:p>
      <text:p text:style-name="Standard"><text:span text:style-name="T1">Ans:-</text:span></text:p>
      <text:p text:style-name="Standard"><text:span text:style-name="T2">#include&lt;stdio.h&gt;</text:span></text:p>
      <text:p text:style-name="Standard"/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s text:c="3"/>int rad;</text:span></text:p>
      <text:p text:style-name="Standard"><text:span text:style-name="T2"><text:s text:c="3"/>float PI = 3.14, area, ci;</text:span></text:p>
      <text:p text:style-name="Standard"><text:span text:style-name="T2"><text:s text:c="3"/>printf("\nEnter radius of circle: ");</text:span></text:p>
      <text:p text:style-name="Standard"><text:span text:style-name="T2"><text:s text:c="3"/>scanf("%d", &amp;rad);</text:span></text:p>
      <text:p text:style-name="Standard"/>
      <text:p text:style-name="Standard"><text:span text:style-name="T2"><text:s text:c="3"/>area = PI * rad * rad;</text:span></text:p>
      <text:p text:style-name="Standard"><text:span text:style-name="T2"><text:s text:c="3"/>printf("\nArea of circle : %f ", area);</text:span></text:p>
      <text:p text:style-name="Standard"><text:soft-page-break/><text:span text:style-name="T2"><text:s text:c="3"/>ci = 2 * PI * rad;</text:span></text:p>
      <text:p text:style-name="Standard"><text:span text:style-name="T2"><text:s text:c="3"/>printf("\nCircumference : %f ", ci);</text:span></text:p>
      <text:p text:style-name="Standard"/>
      <text:p text:style-name="Standard"><text:span text:style-name="T2"><text:s text:c="3"/>return 0;</text:span></text:p>
      <text:p text:style-name="Standard"><text:span text:style-name="T2">}</text:span></text:p>
      <text:p text:style-name="P1"/>
      <text:p text:style-name="Standard"><text:span text:style-name="T1">7. Write a program to find the area of a sphere</text:span></text:p>
      <text:p text:style-name="Standard"><text:span text:style-name="T1">Ans:-</text:span></text:p>
      <text:p text:style-name="Standard"><text:span text:style-name="T2">#include &lt;stdio.h&gt;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s text:c="3"/>int radius=37;</text:span></text:p>
      <text:p text:style-name="Standard"><text:span text:style-name="T2"><text:s text:c="3"/>double pie=3.14285714286;</text:span></text:p>
      <text:p text:style-name="Standard"><text:span text:style-name="T2"><text:s text:c="3"/>double area_sphere=4*pie*(radius*radius);</text:span></text:p>
      <text:p text:style-name="Standard"><text:span text:style-name="T2"><text:s text:c="3"/>printf("Surface area of the sphere=%f",area_sphere);</text:span></text:p>
      <text:p text:style-name="Standard"><text:span text:style-name="T2"><text:s text:c="3"/>return 0;</text:span></text:p>
      <text:p text:style-name="Standard"><text:span text:style-name="T2">}</text:span></text:p>
      <text:p text:style-name="P1"/>
      <text:p text:style-name="Standard"><text:span text:style-name="T1">8. Write a program to find the volume of a cylinder</text:span></text:p>
      <text:p text:style-name="Standard"><text:span text:style-name="T1">Ans:-</text:span></text:p>
      <text:p text:style-name="Standard"><text:span text:style-name="T2">#include &lt;stdio.h&gt;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s text:c="4"/>int height=38;</text:span></text:p>
      <text:p text:style-name="Standard"><text:span text:style-name="T2"><text:s text:c="4"/>int radius=35;</text:span></text:p>
      <text:p text:style-name="Standard"><text:span text:style-name="T2"><text:s text:c="4"/>double pie=3.14285714286;</text:span></text:p>
      <text:p text:style-name="Standard"><text:span text:style-name="T2"><text:s text:c="4"/>double volume=pie*(radius*radius)*height;</text:span></text:p>
      <text:p text:style-name="Standard"><text:span text:style-name="T2"><text:s text:c="4"/>printf("Volume of the cylinder=%f",volume);</text:span></text:p>
      <text:p text:style-name="Standard"><text:span text:style-name="T2">} <text:s/>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etter-spacing="normal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etter-spacing="normal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#ffffff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loext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60606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/>
      <style:text-properties fo:color="#464646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loext:contextual-spacing="true" fo:line-height="100%" fo:padding="0cm" fo:border-left="none" fo:border-right="none" fo:border-top="none" fo:border-bottom="3pt solid #000000"/>
      <style:text-properties fo:color="#000000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339933" fo:font-size="14pt" style:font-name-asian="Courier New" style:font-family-asian="'Courier New'" style:font-family-generic-asian="system" style:font-pitch-asian="variable" style:font-size-asian="14pt"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dc:date>2019-10-06T13:06:16.642540309</dc:date>
    <meta:generator>LibreOffice/6.0.7.3$Linux_X86_64 LibreOffice_project/00m0$Build-3</meta:generator>
    <meta:editing-duration>PT26S</meta:editing-duration>
    <meta:document-statistic meta:table-count="0" meta:image-count="0" meta:object-count="0" meta:page-count="4" meta:paragraph-count="106" meta:word-count="327" meta:character-count="2374" meta:non-whitespace-character-count="205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